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ce1"/>
        <table:table-column table:style-name="co1" table:default-cell-style-name="ce4"/>
        <table:table-row table:style-name="ro1">
          <table:table-cell/>
          <table:table-cell office:value-type="string">
            <text:p>Canada</text:p>
          </table:table-cell>
          <table:table-cell office:value-type="string">
            <text:p>États-Unis</text:p>
          </table:table-cell>
          <table:table-cell office:value-type="string">
            <text:p>Mexique</text:p>
          </table:table-cell>
          <table:table-cell office:value-type="string">
            <text:p>Brésil</text:p>
          </table:table-cell>
          <table:table-cell office:value-type="string">
            <text:p>Îles</text:p>
          </table:table-cell>
          <table:table-cell office:value-type="string">
            <text:p>France</text:p>
          </table:table-cell>
          <table:table-cell office:value-type="string">
            <text:p>Italie</text:p>
          </table:table-cell>
          <table:table-cell office:value-type="string">
            <text:p>Africain</text:p>
          </table:table-cell>
          <table:table-cell office:value-type="string">
            <text:p>Russie</text:p>
          </table:table-cell>
          <table:table-cell office:value-type="string">
            <text:p>Vietnam</text:p>
          </table:table-cell>
          <table:table-cell office:value-type="string">
            <text:p>Japon</text:p>
          </table:table-cell>
          <table:table-cell office:value-type="string">
            <text:p>Australie</text:p>
          </table:table-cell>
          <table:table-cell table:number-columns-repeated="2"/>
        </table:table-row>
        <table:table-row table:style-name="ro2">
          <table:table-cell office:value-type="string">
            <text:p>apéritif</text:p>
          </table:table-cell>
          <table:table-cell office:value-type="string">
            <text:p>Bloody Caesar</text:p>
          </table:table-cell>
          <table:table-cell table:style-name="ce3" office:value-type="string">
            <text:p>Boulette de macaroni et Cheese</text:p>
          </table:table-cell>
          <table:table-cell office:value-type="string">
            <text:p>tortillas courgette et tomate</text:p>
          </table:table-cell>
          <table:table-cell office:value-type="string">
            <text:p>Caïpirinha (rhum blanc, citron vert, sucre, glaçon)</text:p>
          </table:table-cell>
          <table:table-cell office:value-type="string">
            <text:p>punch cajou</text:p>
          </table:table-cell>
          <table:table-cell office:value-type="string">
            <text:p>saucisson</text:p>
          </table:table-cell>
          <table:table-cell office:value-type="string">
            <text:p>spritz</text:p>
          </table:table-cell>
          <table:table-cell office:value-type="string">
            <text:p>claco de banane (beignet ivoirien)</text:p>
          </table:table-cell>
          <table:table-cell office:value-type="string">
            <text:p>pirojki à la viande</text:p>
          </table:table-cell>
          <table:table-cell office:value-type="string">
            <text:p>taost aux crevettes</text:p>
          </table:table-cell>
          <table:table-cell office:value-type="string">
            <text:p>sawa</text:p>
          </table:table-cell>
          <table:table-cell office:value-type="string">
            <text:p>toast à l'avoca</text:p>
          </table:table-cell>
          <table:table-cell table:number-columns-repeated="2"/>
        </table:table-row>
        <table:table-row table:style-name="ro2">
          <table:table-cell office:value-type="string">
            <text:p>entrée</text:p>
          </table:table-cell>
          <table:table-cell office:value-type="string">
            <text:p>Cretons </text:p>
          </table:table-cell>
          <table:table-cell office:value-type="string">
            <text:p>Bagel au saumon et crème de tomate</text:p>
          </table:table-cell>
          <table:table-cell office:value-type="string">
            <text:p>quiche mexicaine</text:p>
          </table:table-cell>
          <table:table-cell office:value-type="string">
            <text:p>orange à la brésilienne</text:p>
          </table:table-cell>
          <table:table-cell office:value-type="string">
            <text:p>Guacamole version antillaise et tuiles au parmesan</text:p>
          </table:table-cell>
          <table:table-cell office:value-type="string">
            <text:p>œufs mimosa</text:p>
          </table:table-cell>
          <table:table-cell office:value-type="string">
            <text:p>bruscheta</text:p>
          </table:table-cell>
          <table:table-cell office:value-type="string">
            <text:p>salade d'avocat exotique</text:p>
          </table:table-cell>
          <table:table-cell office:value-type="string">
            <text:p>roulé de saumon</text:p>
          </table:table-cell>
          <table:table-cell office:value-type="string">
            <text:p>soupe pho</text:p>
          </table:table-cell>
          <table:table-cell office:value-type="string">
            <text:p>sushi</text:p>
          </table:table-cell>
          <table:table-cell office:value-type="string">
            <text:p>velouté de betrave glacé</text:p>
          </table:table-cell>
          <table:table-cell table:number-columns-repeated="2"/>
        </table:table-row>
        <table:table-row table:style-name="ro2">
          <table:table-cell office:value-type="string">
            <text:p>plat</text:p>
          </table:table-cell>
          <table:table-cell office:value-type="string">
            <text:p>Poutine </text:p>
          </table:table-cell>
          <table:table-cell office:value-type="string">
            <text:p>Mac &amp; cheese croustillants en mini cocottes</text:p>
          </table:table-cell>
          <table:table-cell office:value-type="string">
            <text:p>chili con carne</text:p>
          </table:table-cell>
          <table:table-cell office:value-type="string">
            <text:p>moqueca de peix</text:p>
          </table:table-cell>
          <table:table-cell office:value-type="string">
            <text:p>accras</text:p>
          </table:table-cell>
          <table:table-cell office:value-type="string">
            <text:p>tomate farcie</text:p>
          </table:table-cell>
          <table:table-cell office:value-type="string">
            <text:p>lasagne</text:p>
          </table:table-cell>
          <table:table-cell office:value-type="string">
            <text:p>kochari (egyptien)</text:p>
          </table:table-cell>
          <table:table-cell office:value-type="string">
            <text:p>Boeuf Stroganov</text:p>
          </table:table-cell>
          <table:table-cell office:value-type="string">
            <text:p>nem</text:p>
          </table:table-cell>
          <table:table-cell office:value-type="string">
            <text:p>ramen</text:p>
          </table:table-cell>
          <table:table-cell office:value-type="string">
            <text:p>la meat pie</text:p>
          </table:table-cell>
          <table:table-cell table:number-columns-repeated="2"/>
        </table:table-row>
        <table:table-row table:style-name="ro3">
          <table:table-cell office:value-type="string">
            <text:p>fromage</text:p>
          </table:table-cell>
          <table:table-cell office:value-type="string">
            <text:p>Baluchon</text:p>
          </table:table-cell>
          <table:table-cell office:value-type="string">
            <text:p>Cheddar</text:p>
          </table:table-cell>
          <table:table-cell office:value-type="string">
            <text:p>panela</text:p>
          </table:table-cell>
          <table:table-cell office:value-type="string">
            <text:p>pao de quero</text:p>
          </table:table-cell>
          <table:table-cell/>
          <table:table-cell office:value-type="string">
            <text:p>camembert</text:p>
          </table:table-cell>
          <table:table-cell office:value-type="string">
            <text:p>burrata</text:p>
          </table:table-cell>
          <table:table-cell office:value-type="string">
            <text:p>wagashi</text:p>
          </table:table-cell>
          <table:table-cell table:number-columns-repeated="3"/>
          <table:table-cell office:value-type="string">
            <text:p>Bega Brown Wax</text:p>
          </table:table-cell>
          <table:table-cell table:number-columns-repeated="2"/>
        </table:table-row>
        <table:table-row table:style-name="ro3">
          <table:table-cell office:value-type="string">
            <text:p>dessert</text:p>
          </table:table-cell>
          <table:table-cell office:value-type="string">
            <text:p>Queues de castor</text:p>
          </table:table-cell>
          <table:table-cell office:value-type="string">
            <text:p>Pancakes à l'américaine</text:p>
          </table:table-cell>
          <table:table-cell office:value-type="string">
            <text:p>flan mexicain</text:p>
          </table:table-cell>
          <table:table-cell office:value-type="string">
            <text:p>quindim</text:p>
          </table:table-cell>
          <table:table-cell office:value-type="string">
            <text:p>l'antillaise</text:p>
          </table:table-cell>
          <table:table-cell office:value-type="string">
            <text:p>mille feuille / paris brest</text:p>
          </table:table-cell>
          <table:table-cell office:value-type="string">
            <text:p>macaron italien</text:p>
          </table:table-cell>
          <table:table-cell office:value-type="string">
            <text:p>malva pudding</text:p>
          </table:table-cell>
          <table:table-cell office:value-type="string">
            <text:p>'gateau russe'</text:p>
          </table:table-cell>
          <table:table-cell office:value-type="string">
            <text:p>boule coco</text:p>
          </table:table-cell>
          <table:table-cell office:value-type="string">
            <text:p>ichigo defuku</text:p>
          </table:table-cell>
          <table:table-cell office:value-type="string">
            <text:p>lamingtons</text:p>
          </table:table-cell>
          <table:table-cell table:number-columns-repeated="2"/>
        </table:table-row>
        <table:table-row table:style-name="ro3" table:number-rows-repeated="18">
          <table:table-cell table:number-columns-repeated="15"/>
        </table:table-row>
        <table:table-row table:style-name="ro3" table:number-rows-repeated="2">
          <table:table-cell table:style-name="ce2" table:number-columns-repeated="14"/>
          <table:table-cell table:style-name="Default"/>
        </table:table-row>
        <table:table-row table:style-name="ro3">
          <table:table-cell table:style-name="ce2" table:number-columns-repeated="14"/>
          <table:table-cell table:style-name="Default"/>
        </table:table-row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/11/2018</text:date>, <text:time>11:4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kieu Luong</meta:initial-creator>
    <meta:creation-date>2018-11-15T09:40:24.27</meta:creation-date>
    <dc:date>2018-11-15T11:41:56.47</dc:date>
    <dc:creator>Minh kieu Luong</dc:creator>
    <meta:editing-duration>PT2H1M21S</meta:editing-duration>
    <meta:editing-cycles>27</meta:editing-cycles>
    <meta:generator>OpenOffice/4.1.5$Win32 OpenOffice.org_project/415m1$Build-9789</meta:generator>
    <meta:document-statistic meta:table-count="3" meta:cell-count="73" meta:object-count="0"/>
  </office:meta>
</office:document-meta>
</file>